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51pt" svg:height="255.09pt" svg:x="290.15pt" svg:y="2.83pt">
            <loext:p draw:notify-on-update-of-ranges="sum_sum.C1:sum_sum.C100 sum_sum.D1:sum_sum.D100 sum_sum.C1:sum_sum.C100 sum_sum.E1:sum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0.799232434825" calcext:value-type="float">
            <text:p>30.79923243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29.813740550787" calcext:value-type="float">
            <text:p>29.81374055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30.705379865204" calcext:value-type="float">
            <text:p>30.705379865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30.305246378767" calcext:value-type="float">
            <text:p>30.30524637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0.979163740714" calcext:value-type="float">
            <text:p>30.97916374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27.151601271962" calcext:value-type="float">
            <text:p>27.1516012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29.930687887952" calcext:value-type="float">
            <text:p>29.9306878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28.525812000664" calcext:value-type="float">
            <text:p>28.52581200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29.843805838601" calcext:value-type="float">
            <text:p>29.843805838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29.696281671716" calcext:value-type="float">
            <text:p>29.69628167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29.641867759155" calcext:value-type="float">
            <text:p>29.64186775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0.8097032936" calcext:value-type="float">
            <text:p>30.80970329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33.321733473391" calcext:value-type="float">
            <text:p>33.32173347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30.761832419563" calcext:value-type="float">
            <text:p>30.76183241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0.791071058697" calcext:value-type="float">
            <text:p>30.79107105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28.866784338278" calcext:value-type="float">
            <text:p>28.86678433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2.172619366191" calcext:value-type="float">
            <text:p>32.17261936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30.00442632211" calcext:value-type="float">
            <text:p>30.00442632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1.116682134582" calcext:value-type="float">
            <text:p>31.11668213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7" calcext:value-type="float">
            <text:p>12887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8.774718467707" calcext:value-type="float">
            <text:p>38.774718467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51" calcext:value-type="float">
            <text:p>13351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38.718957630087" calcext:value-type="float">
            <text:p>38.71895763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5" calcext:value-type="float">
            <text:p>13815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37.158095750624" calcext:value-type="float">
            <text:p>37.15809575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9" calcext:value-type="float">
            <text:p>14279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38.023682740259" calcext:value-type="float">
            <text:p>38.02368274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3" calcext:value-type="float">
            <text:p>14743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9.148379597116" calcext:value-type="float">
            <text:p>39.14837959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7" calcext:value-type="float">
            <text:p>15207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8.28045245414" calcext:value-type="float">
            <text:p>38.28045245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71" calcext:value-type="float">
            <text:p>15671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38.653779793859" calcext:value-type="float">
            <text:p>38.65377979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5" calcext:value-type="float">
            <text:p>16135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38.234056631943" calcext:value-type="float">
            <text:p>38.23405663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9" calcext:value-type="float">
            <text:p>16599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8.813363558355" calcext:value-type="float">
            <text:p>38.81336355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3" calcext:value-type="float">
            <text:p>17063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40.295200947408" calcext:value-type="float">
            <text:p>40.29520094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5" calcext:value-type="float">
            <text:p>18545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38.506498003238" calcext:value-type="float">
            <text:p>38.50649800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11" calcext:value-type="float">
            <text:p>19011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8.263236974447" calcext:value-type="float">
            <text:p>38.26323697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5" calcext:value-type="float">
            <text:p>19475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8.099964840324" calcext:value-type="float">
            <text:p>38.09996484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9" calcext:value-type="float">
            <text:p>19939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8.543553456755" calcext:value-type="float">
            <text:p>38.54355345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3" calcext:value-type="float">
            <text:p>20403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8.679262905796" calcext:value-type="float">
            <text:p>38.67926290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7" calcext:value-type="float">
            <text:p>20867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37.997307487833" calcext:value-type="float">
            <text:p>37.997307487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31" calcext:value-type="float">
            <text:p>21331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8.56805640467" calcext:value-type="float">
            <text:p>38.56805640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5" calcext:value-type="float">
            <text:p>21795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8.662259011381" calcext:value-type="float">
            <text:p>38.66225901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9" calcext:value-type="float">
            <text:p>22259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9.009550572314" calcext:value-type="float">
            <text:p>39.00955057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3" calcext:value-type="float">
            <text:p>22723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38.774119822158" calcext:value-type="float">
            <text:p>38.77411982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7" calcext:value-type="float">
            <text:p>23187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7.987999235435" calcext:value-type="float">
            <text:p>37.98799923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40" calcext:value-type="float">
            <text:p>25640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38.608783945392" calcext:value-type="float">
            <text:p>38.60878394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5" calcext:value-type="float">
            <text:p>26865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38.964542569349" calcext:value-type="float">
            <text:p>38.96454256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9" calcext:value-type="float">
            <text:p>27329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8.009860540657" calcext:value-type="float">
            <text:p>38.00986054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3" calcext:value-type="float">
            <text:p>27793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39.026109018855" calcext:value-type="float">
            <text:p>39.026109018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7" calcext:value-type="float">
            <text:p>28257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8.573426748546" calcext:value-type="float">
            <text:p>38.57342674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21" calcext:value-type="float">
            <text:p>28721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38.426462962111" calcext:value-type="float">
            <text:p>38.42646296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5" calcext:value-type="float">
            <text:p>29185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7.801242327254" calcext:value-type="float">
            <text:p>37.80124232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9" calcext:value-type="float">
            <text:p>29649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39.066484916454" calcext:value-type="float">
            <text:p>39.06648491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3" calcext:value-type="float">
            <text:p>30113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38.578115757286" calcext:value-type="float">
            <text:p>38.57811575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7" calcext:value-type="float">
            <text:p>30577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39.204130562402" calcext:value-type="float">
            <text:p>39.20413056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41" calcext:value-type="float">
            <text:p>31041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8.567163029106" calcext:value-type="float">
            <text:p>38.56716302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5" calcext:value-type="float">
            <text:p>31505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39.053383862449" calcext:value-type="float">
            <text:p>39.05338386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9" calcext:value-type="float">
            <text:p>31969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8.873139727139" calcext:value-type="float">
            <text:p>38.87313972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3" calcext:value-type="float">
            <text:p>32433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8.864396452964" calcext:value-type="float">
            <text:p>38.8643964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7" calcext:value-type="float">
            <text:p>32897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7.966438582434" calcext:value-type="float">
            <text:p>37.96643858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61" calcext:value-type="float">
            <text:p>33361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8.254870591879" calcext:value-type="float">
            <text:p>38.25487059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5" calcext:value-type="float">
            <text:p>33825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38.417111801415" calcext:value-type="float">
            <text:p>38.41711180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9" calcext:value-type="float">
            <text:p>34289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8.713233199851" calcext:value-type="float">
            <text:p>38.71323319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3" calcext:value-type="float">
            <text:p>34753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38.127698683514" calcext:value-type="float">
            <text:p>38.12769868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9" calcext:value-type="float">
            <text:p>36269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6.926750728979" calcext:value-type="float">
            <text:p>36.9267507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3" calcext:value-type="float">
            <text:p>36763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8.689938466976" calcext:value-type="float">
            <text:p>38.6899384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7" calcext:value-type="float">
            <text:p>37227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9.579650843389" calcext:value-type="float">
            <text:p>39.57965084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91" calcext:value-type="float">
            <text:p>37691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9.014569798356" calcext:value-type="float">
            <text:p>39.01456979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5" calcext:value-type="float">
            <text:p>38155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38.034990736408" calcext:value-type="float">
            <text:p>38.03499073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9" calcext:value-type="float">
            <text:p>38619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8.23300411315" calcext:value-type="float">
            <text:p>38.23300411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3" calcext:value-type="float">
            <text:p>39083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38.099574815978" calcext:value-type="float">
            <text:p>38.0995748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7" calcext:value-type="float">
            <text:p>39547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38.8719137102" calcext:value-type="float">
            <text:p>38.87191371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11" calcext:value-type="float">
            <text:p>40011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9.850680066936" calcext:value-type="float">
            <text:p>39.850680066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5" calcext:value-type="float">
            <text:p>40475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38.143282583227" calcext:value-type="float">
            <text:p>38.143282583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9" calcext:value-type="float">
            <text:p>40939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38.825964908749" calcext:value-type="float">
            <text:p>38.82596490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3" calcext:value-type="float">
            <text:p>41403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38.142615445506" calcext:value-type="float">
            <text:p>38.14261544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7" calcext:value-type="float">
            <text:p>41867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8.855841335532" calcext:value-type="float">
            <text:p>38.85584133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31" calcext:value-type="float">
            <text:p>42331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7.753562123354" calcext:value-type="float">
            <text:p>37.75356212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5" calcext:value-type="float">
            <text:p>42795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38.419272612608" calcext:value-type="float">
            <text:p>38.41927261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9" calcext:value-type="float">
            <text:p>43259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8.579991555638" calcext:value-type="float">
            <text:p>38.57999155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3" calcext:value-type="float">
            <text:p>43723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7.975899359351" calcext:value-type="float">
            <text:p>37.97589935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7" calcext:value-type="float">
            <text:p>44187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38.527345356208" calcext:value-type="float">
            <text:p>38.52734535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51" calcext:value-type="float">
            <text:p>44651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7.547083619862" calcext:value-type="float">
            <text:p>37.54708361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5" calcext:value-type="float">
            <text:p>45115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38.45473138165" calcext:value-type="float">
            <text:p>38.45473138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9" calcext:value-type="float">
            <text:p>45579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39.842861398676" calcext:value-type="float">
            <text:p>39.84286139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3" calcext:value-type="float">
            <text:p>46043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38.886239641009" calcext:value-type="float">
            <text:p>38.8862396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8" calcext:value-type="float">
            <text:p>48298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9.208897017511" calcext:value-type="float">
            <text:p>39.20889701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3" calcext:value-type="float">
            <text:p>49523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37.994228061476" calcext:value-type="float">
            <text:p>37.99422806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7" calcext:value-type="float">
            <text:p>49987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8.562075042026" calcext:value-type="float">
            <text:p>38.5620750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51" calcext:value-type="float">
            <text:p>50451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38.171748113401" calcext:value-type="float">
            <text:p>38.17174811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5" calcext:value-type="float">
            <text:p>50915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9.352467187829" calcext:value-type="float">
            <text:p>39.352467187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9" calcext:value-type="float">
            <text:p>51379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38.24600681334" calcext:value-type="float">
            <text:p>38.24600681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3" calcext:value-type="float">
            <text:p>51843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8.830332812856" calcext:value-type="float">
            <text:p>38.83033281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7" calcext:value-type="float">
            <text:p>52307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38.244683942888" calcext:value-type="float">
            <text:p>38.24468394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9" calcext:value-type="float">
            <text:p>53829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8.156073425822" calcext:value-type="float">
            <text:p>38.15607342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5" calcext:value-type="float">
            <text:p>54295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7.84762713431" calcext:value-type="float">
            <text:p>37.847627134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9" calcext:value-type="float">
            <text:p>54759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39.156407540759" calcext:value-type="float">
            <text:p>39.15640754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3" calcext:value-type="float">
            <text:p>55223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38.663747248837" calcext:value-type="float">
            <text:p>38.66374724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7" calcext:value-type="float">
            <text:p>55687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39.680150688788" calcext:value-type="float">
            <text:p>39.68015068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51" calcext:value-type="float">
            <text:p>56151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37.63767929388" calcext:value-type="float">
            <text:p>37.63767929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5" calcext:value-type="float">
            <text:p>56615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8.207210553918" calcext:value-type="float">
            <text:p>38.20721055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9" calcext:value-type="float">
            <text:p>57079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39.134925138058" calcext:value-type="float">
            <text:p>39.13492513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3" calcext:value-type="float">
            <text:p>57543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7.454872537118" calcext:value-type="float">
            <text:p>37.45487253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7" calcext:value-type="float">
            <text:p>58007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39.141874597417" calcext:value-type="float">
            <text:p>39.14187459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71" calcext:value-type="float">
            <text:p>58471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38.725879241002" calcext:value-type="float">
            <text:p>38.72587924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7:49:48.707940180</dc:date>
    <meta:editing-duration>PT1M8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5.329cm" svg:y="1.286cm" chart:style-name="ch3">
          <text:p>2ied, 3rtus hidden alert attack</text:p>
        </chart:subtitle>
        <chart:legend chart:legend-position="end" svg:x="13.114cm" svg:y="3.925cm" style:legend-expansion="high" chart:style-name="ch4"/>
        <chart:plot-area chart:style-name="ch5" table:cell-range-address="sum_sum.C1:sum_sum.E100" chart:data-source-has-labels="row" svg:x="0.32cm" svg:y="2.153cm" svg:width="12.474cm" svg:height="6.667cm">
          <chartooo:coordinate-region svg:x="0.994cm" svg:y="2.366cm" svg:width="11.269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E1:sum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30.799232434825">
                <text:p>30.799232434825</text:p>
                <draw:g>
                  <svg:desc>sum_sum.D1:sum_sum.D100</svg:desc>
                </draw:g>
              </table:table-cell>
              <table:table-cell office:value-type="float" office:value="95">
                <text:p>95</text:p>
                <draw:g>
                  <svg:desc>sum_sum.E1:sum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29.813740550787">
                <text:p>29.8137405507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30.705379865204">
                <text:p>30.7053798652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0.305246378767">
                <text:p>30.3052463787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0.979163740714">
                <text:p>30.9791637407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27.151601271962">
                <text:p>27.1516012719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29.930687887952">
                <text:p>29.9306878879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28.525812000664">
                <text:p>28.5258120006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29.843805838601">
                <text:p>29.8438058386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29.696281671716">
                <text:p>29.6962816717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29.641867759155">
                <text:p>29.6418677591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0.8097032936">
                <text:p>30.80970329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3.321733473391">
                <text:p>33.3217334733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30.761832419563">
                <text:p>30.7618324195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0.791071058697">
                <text:p>30.7910710586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28.866784338278">
                <text:p>28.8667843382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2.172619366191">
                <text:p>32.1726193661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0.00442632211">
                <text:p>30.004426322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1.116682134582">
                <text:p>31.1166821345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8.774718467707">
                <text:p>38.7747184677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8.718957630087">
                <text:p>38.7189576300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37.158095750624">
                <text:p>37.1580957506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38.023682740259">
                <text:p>38.0236827402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9.148379597116">
                <text:p>39.1483795971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8.28045245414">
                <text:p>38.280452454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38.653779793859">
                <text:p>38.6537797938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8.234056631943">
                <text:p>38.2340566319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8.813363558355">
                <text:p>38.8133635583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0.295200947408">
                <text:p>40.2952009474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8.506498003238">
                <text:p>38.506498003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8.263236974447">
                <text:p>38.2632369744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8.099964840324">
                <text:p>38.0999648403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8.543553456755">
                <text:p>38.5435534567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38.679262905796">
                <text:p>38.6792629057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37.997307487833">
                <text:p>37.9973074878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8.56805640467">
                <text:p>38.568056404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8.662259011381">
                <text:p>38.6622590113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9.009550572314">
                <text:p>39.009550572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38.774119822158">
                <text:p>38.7741198221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7.987999235435">
                <text:p>37.987999235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38.608783945392">
                <text:p>38.608783945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38.964542569349">
                <text:p>38.9645425693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8.009860540657">
                <text:p>38.0098605406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39.026109018855">
                <text:p>39.0261090188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38.573426748546">
                <text:p>38.5734267485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38.426462962111">
                <text:p>38.426462962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7.801242327254">
                <text:p>37.801242327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9.066484916454">
                <text:p>39.0664849164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38.578115757286">
                <text:p>38.5781157572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39.204130562402">
                <text:p>39.2041305624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8.567163029106">
                <text:p>38.5671630291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9.053383862449">
                <text:p>39.0533838624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8.873139727139">
                <text:p>38.8731397271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8.864396452964">
                <text:p>38.8643964529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7.966438582434">
                <text:p>37.9664385824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8.254870591879">
                <text:p>38.2548705918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38.417111801415">
                <text:p>38.4171118014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8.713233199851">
                <text:p>38.7132331998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8.127698683514">
                <text:p>38.1276986835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6.926750728979">
                <text:p>36.9267507289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8.689938466976">
                <text:p>38.6899384669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9.579650843389">
                <text:p>39.5796508433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9.014569798356">
                <text:p>39.0145697983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38.034990736408">
                <text:p>38.0349907364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8.23300411315">
                <text:p>38.233004113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38.099574815978">
                <text:p>38.0995748159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38.8719137102">
                <text:p>38.8719137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9.850680066936">
                <text:p>39.8506800669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38.143282583227">
                <text:p>38.1432825832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38.825964908749">
                <text:p>38.8259649087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38.142615445506">
                <text:p>38.1426154455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8.855841335532">
                <text:p>38.8558413355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7.753562123354">
                <text:p>37.7535621233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38.419272612608">
                <text:p>38.4192726126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8.579991555638">
                <text:p>38.5799915556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7.975899359351">
                <text:p>37.9758993593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8.527345356208">
                <text:p>38.5273453562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37.547083619862">
                <text:p>37.5470836198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38.45473138165">
                <text:p>38.454731381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9.842861398676">
                <text:p>39.8428613986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38.886239641009">
                <text:p>38.8862396410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9.208897017511">
                <text:p>39.2088970175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37.994228061476">
                <text:p>37.9942280614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8.562075042026">
                <text:p>38.5620750420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38.171748113401">
                <text:p>38.1717481134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9.352467187829">
                <text:p>39.3524671878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8.24600681334">
                <text:p>38.246006813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8.830332812856">
                <text:p>38.8303328128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38.244683942888">
                <text:p>38.2446839428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8.156073425822">
                <text:p>38.1560734258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7.84762713431">
                <text:p>37.847627134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9.156407540759">
                <text:p>39.1564075407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38.663747248837">
                <text:p>38.6637472488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39.680150688788">
                <text:p>39.6801506887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37.63767929388">
                <text:p>37.637679293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8.207210553918">
                <text:p>38.2072105539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39.134925138058">
                <text:p>39.1349251380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37.454872537118">
                <text:p>37.4548725371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39.141874597417">
                <text:p>39.1418745974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38.725879241002">
                <text:p>38.725879241002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